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swis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11.294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729fcf" draw:textarea-vertical-align="top" draw:auto-grow-height="false" draw:fit-to-size="false" style:shrink-to-fit="false" fo:min-height="14.674cm" fo:min-width="11.921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9"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2.572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2.91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textarea-horizontal-align="justify" draw:textarea-vertical-align="top" draw:auto-grow-height="false" fo:min-height="19.001cm" fo:min-width="10.534cm" loext:decorative="false"/>
      <style:paragraph-properties style:writing-mode="lr-tb"/>
    </style:style>
    <style:style style:name="gr12" style:family="graphic" style:parent-style-name="standard">
      <style:graphic-properties draw:textarea-horizontal-align="justify" draw:textarea-vertical-align="top" draw:auto-grow-height="false" fo:min-height="14.929cm" fo:min-width="8.932cm" loext:decorative="false"/>
      <style:paragraph-properties style:writing-mode="lr-tb"/>
    </style:style>
    <style:style style:name="gr13" style:family="graphic" style:parent-style-name="standard">
      <style:graphic-properties svg:stroke-width="0.051cm" svg:stroke-color="#3465a4" draw:marker-start-width="0.276cm" draw:marker-end-width="0.276cm" draw:fill-color="#1774e6" draw:textarea-vertical-align="middle" fo:padding-top="0.15cm" fo:padding-bottom="0.15cm" fo:padding-left="0.275cm" fo:padding-right="0.275cm" loext:decorative="false"/>
    </style:style>
    <style:style style:name="gr14" style:family="graphic" style:parent-style-name="standard">
      <style:graphic-properties svg:stroke-width="0.051cm" svg:stroke-color="#1774e6" draw:marker-start-width="0.276cm" draw:marker-end-width="0.276cm" draw:fill-color="#1774e6" draw:textarea-vertical-align="middle" fo:padding-top="0.15cm" fo:padding-bottom="0.15cm" fo:padding-left="0.275cm" fo:padding-right="0.275cm" loext:decorative="false"/>
    </style:style>
    <style:style style:name="gr15"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2.764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2.911cm" fo:padding-top="0.165cm" fo:padding-bottom="0.165cm" fo:padding-left="0.29cm" fo:padding-right="0.29cm" fo:wrap-option="wrap" style:writing-mode="lr-tb" loext:decorative="false"/>
      <style:paragraph-properties style:writing-mode="lr-tb"/>
    </style:style>
    <style:style style:name="gr1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2.911cm" fo:padding-top="0.165cm" fo:padding-bottom="0.165cm" fo:padding-left="0.29cm" fo:padding-right="0.29cm" fo:wrap-option="wrap" style:writing-mode="lr-tb" loext:decorative="false"/>
      <style:paragraph-properties style:writing-mode="lr-tb"/>
    </style:style>
    <style:style style:name="gr18" style:family="graphic" style:parent-style-name="standard">
      <style:graphic-properties draw:fill-color="#1774e6" draw:textarea-vertical-align="middle" loext:decorative="false"/>
    </style:style>
    <style:style style:name="gr19"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20"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21"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1774e6" draw:textarea-horizontal-align="justify" draw:textarea-vertical-align="middle" fo:padding-top="0.151cm" fo:padding-bottom="0.151cm" fo:padding-left="0.276cm" fo:padding-right="0.276cm" fo:wrap-option="wrap" draw:shadow="hidden" draw:shadow-offset-x="0cm" draw:shadow-offset-y="0cm" draw:shadow-color="#729fcf" loext:decorative="false"/>
      <style:paragraph-properties style:writing-mode="lr-tb"/>
    </style:style>
    <style:style style:name="gr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1774e6"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1774e6"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1774e6" draw:opacity="0%" draw:textarea-horizontal-align="justify" draw:textarea-vertical-align="middle" draw:auto-grow-height="false" fo:min-height="0.65cm" fo:min-width="1.352cm" fo:padding-top="0.151cm" fo:padding-bottom="0.151cm" fo:padding-left="0.276cm" fo:padding-right="0.276cm" fo:wrap-option="wrap" draw:shadow="hidden" draw:shadow-offset-x="0.2cm" draw:shadow-offset-y="0.2cm" draw:shadow-color="#808080" loext:decorative="false"/>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1774e6"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1774e6"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1774e6"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1774e6"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30"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style:paragraph-properties fo:margin-top="0cm" fo:margin-bottom="0cm" fo:line-height="100%" fo:text-align="center" loext:tab-stop-distance="0cm" style:writing-mode="lr-tb">
        <style:tab-stops>
          <style:tab-stop style:position="1.134cm"/>
        </style:tab-stops>
      </style:paragraph-properties>
      <style:text-properties fo:color="#ffffff" loext:opacity="100%" fo:font-size="18pt"/>
    </style:style>
    <style:style style:name="P9" style:family="paragraph">
      <loext:graphic-properties draw:fill="solid" draw:fill-color="#729fc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color="#ffffff" loext:opacity="100%" fo:font-size="18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center" style:writing-mode="lr-tb"/>
      <style:text-properties fo:font-size="18pt"/>
    </style:style>
    <style:style style:name="P12"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3" style:family="paragraph">
      <style:paragraph-properties fo:text-align="center"/>
      <style:text-properties fo:color="#ffffff" loext:opacity="100%" style:font-name="Noto Sans1" fo:font-size="10pt" style:font-size-asian="10pt" style:font-size-complex="10pt"/>
    </style:style>
    <style:style style:name="P14" style:family="paragraph">
      <style:paragraph-properties fo:text-align="center"/>
      <style:text-properties fo:color="#ffffff" loext:opacity="100%" style:font-name="Noto Sans1" fo:font-size="10pt" style:font-size-asian="10pt" style:font-size-complex="10pt"/>
    </style:style>
    <style:style style:name="P15" style:family="paragraph">
      <loext:graphic-properties draw:fill-color="#1774e6"/>
      <style:paragraph-properties fo:text-align="center"/>
    </style:style>
    <style:style style:name="P16" style:family="paragraph">
      <loext:graphic-properties draw:fill-color="#1774e6"/>
      <style:paragraph-properties fo:text-align="center"/>
      <style:text-properties fo:color="#ffffff" loext:opacity="100%"/>
    </style:style>
    <style:style style:name="P17" style:family="paragraph">
      <style:paragraph-properties fo:margin-top="0cm" fo:margin-bottom="0cm" fo:line-height="100%" fo:text-align="center" loext:tab-stop-distance="0cm" style:writing-mode="lr-tb">
        <style:tab-stops>
          <style:tab-stop style:position="1.134cm"/>
        </style:tab-stops>
      </style:paragraph-properties>
      <style:text-properties fo:color="#000000" loext:opacity="100%" fo:font-size="18pt"/>
    </style:style>
    <style:style style:name="P18"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color="#000000" loext:opacity="100%" fo:font-size="18pt"/>
    </style:style>
    <style:style style:name="P19"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20" style:family="paragraph">
      <loext:graphic-properties draw:fill="solid" draw:fill-color="#1774e6"/>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21" style:family="paragraph">
      <loext:graphic-properties draw:fill="none" draw:fill-color="#1774e6"/>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1774e6" draw:opacity="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1774e6" draw:opacity="0%"/>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2" fo:font-size="18pt" fo:letter-spacing="normal" fo:language="sv" fo:country="SE" fo:font-style="normal" style:text-underline-style="none" fo:font-weight="bold" fo:background-color="transparent" style:font-name-asian="DejaVu Sans1" style:font-size-asian="14pt" style:font-style-asian="normal" style:font-weight-asian="bold" style:font-name-complex="DejaVu Sans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4" style:family="text">
      <style:text-properties fo:font-variant="normal" fo:text-transform="none"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5" style:family="text">
      <style:text-properties fo:font-variant="normal" fo:text-transform="none" fo:color="#3465a4" loext:opacity="100%" style:text-line-through-style="none" style:text-line-through-type="none" style:text-position="0% 100%" style:font-name="Noto Sans2"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6" style:family="text">
      <style:text-properties fo:font-variant="normal" fo:text-transform="none" fo:color="#3465a4" loext:opacity="100%" style:text-line-through-style="none" style:text-line-through-type="none" style:text-position="0% 100%" style:font-name="Noto Sans2"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1" style:font-size-complex="8pt" style:font-style-complex="normal" style:font-weight-complex="bold"/>
    </style:style>
    <style:style style:name="T7" style:family="text">
      <style:text-properties style:font-name="Noto Sans1" fo:font-size="10pt" style:font-size-asian="10pt" style:font-size-complex="10pt"/>
    </style:style>
    <style:style style:name="T8" style:family="text">
      <style:text-properties fo:font-variant="normal" fo:text-transform="none" fo:color="#000000" loext:opacity="100%" style:text-line-through-style="none" style:text-line-through-type="none" style:text-position="0% 100%" style:font-name="Noto Sans2"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1" style:font-size-complex="8pt" style:font-style-complex="normal" style:font-weight-complex="normal"/>
    </style:style>
    <style:style style:name="T9" style:family="text">
      <style:text-properties fo:color="#ffffff" loext:opacity="100%" style:font-name="Noto  San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11.293cm" svg:height="1.471cm" svg:x="9.204cm" svg:y="0.428cm">
          <text:p text:style-name="P5"><text:span text:style-name="T2"><text:s/></text:span><text:span text:style-name="T2">Infrastructure as Cod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_mini_above" draw:style-name="gr2" draw:text-style-name="P3" draw:layer="layout" svg:width="3.85cm" svg:height="2.45cm" svg:x="0.649cm" svg:y="3.37cm">
          <text:p text:style-name="P2"><text:span text:style-name="T1"/></text:p>
          <text:p text:style-name="P2"><text:span text:style-name="T1"/></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xml:id="id3" draw:id="id3" draw:layer="layout" svg:width="23.094cm" svg:height="16.4cm" svg:x="4.8cm" svg:y="2cm">
            <text:p text:style-name="P2"><text:span text:style-name="T3">Oracle Cloud Infrastructure</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name="Shape 2 AD" draw:style-name="gr7" draw:text-style-name="P9" draw:layer="layout" svg:width="12.5cm" svg:height="15.003cm" svg:x="9.7cm" svg:y="3cm">
            <text:p text:style-name="P8"><text:span text:style-name="T4">Availability domain</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line draw:style-name="gr8" draw:text-style-name="P10" draw:layer="layout" svg:x1="0.379cm" svg:y1="2.797cm" svg:x2="0.38cm" svg:y2="2.798cm">
            <text:p/>
          </draw:line>
          <draw:custom-shape draw:name="Multi-Document_1" draw:style-name="gr9" draw:text-style-name="P12" xml:id="id2" draw:id="id2" draw:layer="layout" svg:width="3.568cm" svg:height="1.395cm" svg:x="18.5cm" svg:y="19.035cm">
            <text:p text:style-name="P11"><text:span text:style-name="T5">SCRIPT</text:span></text:p>
            <text:p text:style-name="P11"><text:span text:style-name="T5">SERVER ONLY</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style-name="gr10" draw:text-style-name="P3" xml:id="id1" draw:id="id1" draw:layer="layout" svg:width="3.49cm" svg:height="1.346cm" svg:x="14.21cm" svg:y="19.054cm">
            <text:p text:style-name="P2"><text:span text:style-name="T6">Terraform</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name="Shape 27 vcn" draw:style-name="gr11" draw:text-style-name="P14" draw:layer="layout" svg:width="11.034cm" svg:height="19.251cm" draw:transform="rotate (-1.57289072189729) translate (25.775cm 4.34cm)">
            <text:p text:style-name="P13"><text:span text:style-name="T7">Virtual Cloud Netwok</text:span></text:p>
            <text:p text:style-name="P13"><text:span text:style-name="T7">10.0.0.0/16</text:span></text:p>
            <draw:enhanced-geometry svg:viewBox="0 0 21600 21600" draw:mirror-vertical="false" draw:mirror-horizontal="false" draw:type="rectangle" draw:enhanced-path="M 0 0 L 21600 0 21600 21600 0 21600 0 0 Z N"/>
          </draw:custom-shape>
          <draw:custom-shape draw:name="Shape 28 subnet" draw:style-name="gr12" draw:text-style-name="P14" xml:id="id6" draw:id="id6" draw:layer="layout" svg:width="9.432cm" svg:height="15.179cm" draw:transform="rotate (-1.57289072189729) translate (23.5cm 5.568cm)">
            <text:p text:style-name="P13"><text:span text:style-name="T7">Public subnet</text:span></text:p>
            <text:p text:style-name="P13"><text:span text:style-name="T7">10.0.1.0/24</text:span></text:p>
            <draw:enhanced-geometry svg:viewBox="0 0 21600 21600" draw:mirror-vertical="false" draw:mirror-horizontal="false" draw:type="rectangle" draw:enhanced-path="M 0 0 L 21600 0 21600 21600 0 21600 0 0 Z N"/>
          </draw:custom-shape>
          <draw:connector draw:style-name="gr13" draw:text-style-name="P15" draw:layer="layout" svg:x1="17.7cm" svg:y1="19.727cm" svg:x2="18.5cm" svg:y2="19.732cm" draw:start-shape="id1" draw:start-glue-point="1" draw:end-shape="id2" draw:end-glue-point="3" svg:d="M17700 19727h413v5h387" svg:viewBox="0 0 801 6">
            <text:p/>
          </draw:connector>
          <draw:connector draw:style-name="gr14" draw:text-style-name="P15" draw:layer="layout" svg:x1="20.284cm" svg:y1="19.035cm" svg:x2="16.347cm" svg:y2="18.4cm" draw:start-shape="id2" draw:start-glue-point="0" draw:end-shape="id3" draw:end-glue-point="2" svg:d="M20284 19035v-300h-3937v-335" svg:viewBox="0 0 3938 636">
            <text:p/>
          </draw:connector>
          <draw:custom-shape draw:name="Multi-Document_ 1" draw:style-name="gr15" draw:text-style-name="P12" xml:id="id4" draw:id="id4" draw:layer="layout" svg:width="3.791cm" svg:height="1.395cm" svg:x="9.709cm" svg:y="19.033cm">
            <text:p text:style-name="P11"><text:span text:style-name="T5">SCRIPT</text:span></text:p>
            <text:p text:style-name="P11"><text:span text:style-name="T5">SERVER + NETWORK</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13" draw:text-style-name="P15" draw:layer="layout" svg:x1="14.21cm" svg:y1="19.727cm" svg:x2="13.5cm" svg:y2="19.73cm" draw:start-shape="id1" draw:start-glue-point="3" draw:end-shape="id4" draw:end-glue-point="1" svg:d="M14210 19727h-368v3h-342" svg:viewBox="0 0 711 4">
            <text:p/>
          </draw:connector>
          <draw:connector draw:style-name="gr13" draw:text-style-name="P15" draw:layer="layout" svg:x1="11.604cm" svg:y1="19.033cm" svg:x2="16.347cm" svg:y2="18.4cm" draw:start-shape="id4" draw:start-glue-point="0" draw:end-shape="id3" draw:end-glue-point="2" svg:d="M11604 19033v-299h4743v-334" svg:viewBox="0 0 4744 634">
            <text:p/>
          </draw:connector>
          <draw:custom-shape draw:style-name="gr16" draw:text-style-name="P3" xml:id="id5" draw:id="id5" draw:layer="layout" svg:width="3.49cm" svg:height="1.346cm" svg:x="11.01cm" svg:y="16.154cm">
            <text:p text:style-name="P2"><text:span text:style-name="T6">DHCP OPTIONS</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17" draw:text-style-name="P3" xml:id="id7" draw:id="id7" draw:layer="layout" svg:width="3.49cm" svg:height="1.346cm" svg:x="17.61cm" svg:y="16.154cm">
            <text:p text:style-name="P2"><text:span text:style-name="T6">SECURITY LIST</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18" draw:text-style-name="P16" draw:layer="layout" svg:x1="12.755cm" svg:y1="16.154cm" svg:x2="15.891cm" svg:y2="14.984cm" draw:start-shape="id5" draw:start-glue-point="0" draw:end-shape="id6" draw:end-glue-point="1" svg:d="M12755 16154v-597h3136v-573" svg:viewBox="0 0 3137 1171">
            <text:p/>
          </draw:connector>
          <draw:connector draw:style-name="gr18" draw:text-style-name="P16" draw:layer="layout" svg:x1="19.355cm" svg:y1="16.154cm" svg:x2="15.891cm" svg:y2="14.984cm" draw:start-shape="id7" draw:start-glue-point="0" draw:end-shape="id6" draw:end-glue-point="1" svg:d="M19355 16154v-597h-3464v-573" svg:viewBox="0 0 3465 1171">
            <text:p/>
          </draw:connector>
        </draw:g>
        <draw:custom-shape draw:style-name="gr19" draw:text-style-name="P10"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20" draw:text-style-name="P18" draw:layer="layout" svg:width="4.464cm" svg:height="2.122cm" svg:x="0.879cm" svg:y="17.678cm">
          <text:p text:style-name="P17"><text:span text:style-name="T8">© Forsberg 2024</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21"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21" draw:text-style-name="P10"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database-server 1" draw:style-name="gr5">
          <draw:rect draw:style-name="gr22" draw:text-style-name="P20" draw:layer="layout" svg:width="4.488cm" svg:height="8.976cm" svg:x="13.9cm" svg:y="5.8cm">
            <text:p text:style-name="P19"><text:span text:style-name="T9">SERVER</text:span></text:p>
            <text:p text:style-name="P19"><text:span text:style-name="T9">VM.Standard.E2.1.Micro</text:span></text:p>
            <text:p text:style-name="P19"><text:span text:style-name="T9">Ubuntu 20.04</text:span></text:p>
          </draw:rect>
          <draw:line draw:style-name="gr23" draw:text-style-name="P21" draw:layer="layout" svg:x1="14.567cm" svg:y1="13.888cm" svg:x2="17.745cm" svg:y2="13.888cm">
            <text:p/>
          </draw:line>
          <draw:line draw:style-name="gr24" draw:text-style-name="P21" draw:layer="layout" svg:x1="14.567cm" svg:y1="13.359cm" svg:x2="17.745cm" svg:y2="13.359cm">
            <text:p/>
          </draw:line>
          <draw:g draw:style-name="gr5">
            <draw:custom-shape draw:style-name="gr25" draw:text-style-name="P22" draw:layer="layout" svg:width="2.692cm" svg:height="1.346cm" svg:x="14.798cm" svg:y="6.6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ellipse draw:style-name="gr26" draw:text-style-name="P22" draw:layer="layout" svg:width="2.692cm" svg:height="1.346cm" draw:transform="rotate (-3.14159265358979) translate (17.49cm 9.39cm)" draw:kind="arc" draw:start-angle="359.31" draw:end-angle="181.37">
              <text:p/>
            </draw:ellipse>
            <draw:ellipse draw:style-name="gr27" draw:text-style-name="P22" draw:layer="layout" svg:width="2.692cm" svg:height="1.347cm" draw:transform="rotate (-3.14159265358979) translate (17.49cm 8.734cm)" draw:kind="arc" draw:start-angle="359.31" draw:end-angle="181.37">
              <text:p/>
            </draw:ellipse>
            <draw:line draw:style-name="gr28" draw:text-style-name="P23" draw:layer="layout" svg:x1="14.798cm" svg:y1="8.719cm" svg:x2="14.798cm" svg:y2="7.373cm">
              <text:p/>
            </draw:line>
            <draw:line draw:style-name="gr29" draw:text-style-name="P23" draw:layer="layout" svg:x1="17.49cm" svg:y1="8.719cm" svg:x2="17.49cm" svg:y2="7.373cm">
              <text:p/>
            </draw:line>
          </draw:g>
        </draw:g>
        <presentation:notes draw:style-name="dp2">
          <draw:page-thumbnail draw:style-name="gr30" draw:layer="layout" svg:width="19.798cm" svg:height="11.136cm" svg:x="0.6cm" svg:y="2.257cm" draw:page-number="1" presentation:class="page"/>
          <draw:frame presentation:style-name="pr1"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swis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ce style:name="Noto Sans3" svg:font-family="'Noto San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Double_20_Dash" svg:stroke-width="0cm" svg:stroke-color="#ffffff"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4-12-06T00:55:50.005000000</dc:date>
    <meta:editing-cycles>491</meta:editing-cycles>
    <meta:editing-duration>P1DT21H9M59S</meta:editing-duration>
    <meta:generator>LibreOffice/7.6.5.2$Windows_X86_64 LibreOffice_project/38d5f62f85355c192ef5f1dd47c5c0c0c6d6598b</meta:generator>
    <meta:print-date>2024-04-25T14:49:51.692000000</meta:print-date>
    <meta:printed-by>PDF files</meta:printed-by>
    <meta:document-statistic meta:object-count="77"/>
    <meta:user-defined meta:name="AppVersion">15.0000</meta:user-defined>
  </office:meta>
</office:document-meta>
</file>